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" style:family="paragraph" style:parent-style-name="Standard" style:list-style-name="WW8Num1">
      <style:paragraph-properties fo:text-align="justify" style:justify-single-word="false"/>
    </style:style>
    <style:style style:name="P3" style:family="paragraph" style:parent-style-name="Standard" style:list-style-name="WW8Num2">
      <style:paragraph-properties fo:text-align="justify" style:justify-single-word="false" style:text-autospace="none"/>
    </style:style>
    <style:style style:name="P4" style:family="paragraph" style:parent-style-name="Standard">
      <style:paragraph-properties fo:text-align="justify" style:justify-single-word="false"/>
      <style:text-properties fo:font-size="10pt" style:font-size-asian="10pt"/>
    </style:style>
    <style:style style:name="P5" style:family="paragraph" style:parent-style-name="Standard" style:list-style-name="WW8Num1">
      <style:paragraph-properties style:text-autospace="none"/>
    </style:style>
    <style:style style:name="P6" style:family="paragraph" style:parent-style-name="Standard" style:list-style-name="WW8Num1">
      <style:paragraph-properties fo:text-align="justify" style:justify-single-word="false"/>
      <style:text-properties fo:font-size="11pt" style:font-size-asian="11pt"/>
    </style:style>
    <style:style style:name="P7" style:family="paragraph" style:parent-style-name="Standard" style:list-style-name="WW8Num2">
      <style:paragraph-properties fo:text-align="justify" style:justify-single-word="false" style:text-autospace="none"/>
      <style:text-properties fo:font-size="11pt" style:font-size-asian="11pt"/>
    </style:style>
    <style:style style:name="P8" style:family="paragraph" style:parent-style-name="Standard" style:list-style-name="WW8Num1">
      <style:paragraph-properties style:text-autospace="none"/>
      <style:text-properties fo:font-size="11pt" style:font-size-asian="11pt"/>
    </style:style>
    <style:style style:name="P9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size="6pt" style:font-size-asian="6pt"/>
    </style:style>
    <style:style style:name="P10" style:family="paragraph" style:parent-style-name="Standard">
      <style:paragraph-properties fo:margin-left="0.635cm" fo:margin-right="0cm" fo:text-align="justify" style:justify-single-word="false" fo:text-indent="0cm" style:auto-text-indent="false" style:text-autospace="none"/>
      <style:text-properties fo:font-size="6pt" style:font-size-asian="6pt"/>
    </style:style>
    <style:style style:name="P11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size="11pt" fo:font-style="italic" style:font-size-asian="11pt" style:font-style-asian="italic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3" style:family="paragraph" style:parent-style-name="Heading_20_1">
      <style:text-properties fo:font-size="11pt" style:font-size-asian="11pt"/>
    </style:style>
    <style:style style:name="T1" style:family="text">
      <style:text-properties fo:font-size="11pt" style:font-size-asian="11pt"/>
    </style:style>
    <style:style style:name="T2" style:family="text">
      <style:text-properties fo:font-size="11pt" style:font-size-asian="11pt" style:font-size-complex="10pt"/>
    </style:style>
    <style:style style:name="T3" style:family="text">
      <style:text-properties fo:font-size="11pt" style:font-size-asian="11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Journée Grand Réseau de Recherche TL-TI</text:p>
      <text:p text:style-name="P1">Salle de Conférences - ISEL</text:p>
      <text:p text:style-name="P1">22 janvier 2010</text:p>
      <text:p text:style-name="P4"/>
      <text:p text:style-name="P4"/>
      <text:list xml:id="list627671796" text:style-name="WW8Num1">
        <text:list-item>
          <text:p text:style-name="P6">09h00 – 09h15 : Accueil</text:p>
        </text:list-item>
      </text:list>
      <text:p text:style-name="P9"/>
      <text:list xml:id="list332853099" text:continue-numbering="true" text:style-name="WW8Num1">
        <text:list-item>
          <text:p text:style-name="P6">09h15 – 10h00 : Présentation rapide du bilan 2009 du GRR TL-TI (A. YASSINE et S. CANU), mot de directeur de l’ISEL (Edouard REPPERT), mot de la région de la Haute Normandie (Vincent ROCHELLE), mot de la DRRT (Michel LEDOUX)</text:p>
        </text:list-item>
      </text:list>
      <text:p text:style-name="P9"/>
      <text:p text:style-name="P11">Axe contenus intelligents</text:p>
      <text:list xml:id="list77812940" text:style-name="WW8Num2">
        <text:list-item>
          <text:p text:style-name="P7">10h00 – 10h15 : GRIP - Impact de la géométrie d'un réseau d'interaction sur l'évolution d'un processus spatialisé (Damien OLIVIER, LITIS)</text:p>
        </text:list-item>
        <text:list-item>
          <text:p text:style-name="P3"><text:span text:style-name="T1">10h15 – 10h30 : </text:span><text:span text:style-name="T2">Capture Omnidirectionelle du Geste pour l’Interface Tactile hOmme-machine (Xavier SAVATIER, </text:span><text:span text:style-name="T1">ESIGELEC</text:span><text:span text:style-name="T2">)</text:span></text:p>
        </text:list-item>
        <text:list-item>
          <text:p text:style-name="P3"><text:span text:style-name="T1">10h30 – 10h45 : </text:span><text:span text:style-name="T2">Plateforme d'Indexation Régionale (PlaIR) (Thierry PAQUET- LITIS)</text:span></text:p>
        </text:list-item>
      </text:list>
      <text:p text:style-name="P10"/>
      <text:list xml:id="list1926912090" text:continue-numbering="true" text:style-name="WW8Num2">
        <text:list-item>
          <text:p text:style-name="P7">10h45 – 11h00 : Pause café </text:p>
        </text:list-item>
      </text:list>
      <text:p text:style-name="P9"/>
      <text:h text:style-name="Heading_20_2" text:outline-level="2">Axe Modèles complexes</text:h>
      <text:list xml:id="list1311928436" text:continue-list="list332853099" text:style-name="WW8Num1">
        <text:list-item>
          <text:p text:style-name="P5"><text:span text:style-name="T1">11h00 – 11h15 : </text:span><text:span text:style-name="T2">Modélisation de la complexité de la dynamique culturelle urbaine (Cyrille BERTELLE, LITIS)</text:span></text:p>
        </text:list-item>
        <text:list-item>
          <text:p text:style-name="P8">11h15 – 11h30 : Modélisation de la complexité des écosystèmes estuariens (Aziz Alaoui, LMAH)</text:p>
        </text:list-item>
        <text:list-item>
          <text:p text:style-name="P2"><text:span text:style-name="T1">11h30 – 11h45 : </text:span><text:span text:style-name="T2">Le princing d'options à double barrières (Sonia FOURATI, LMI)</text:span></text:p>
        </text:list-item>
        <text:list-item>
          <text:p text:style-name="P2"><text:span text:style-name="T1">11h45 – 12h00 : </text:span><text:span text:style-name="T2">Conception et Utilisation des Outils d'Evaluation du Geste d'Excellence (Didier CHOLLET, CETAPS)</text:span></text:p>
        </text:list-item>
      </text:list>
      <text:p text:style-name="P9"/>
      <text:list xml:id="list1024129565" text:continue-numbering="true" text:style-name="WW8Num1">
        <text:list-item>
          <text:p text:style-name="P6">12h00 – 14h00 : Déjeuner</text:p>
        </text:list-item>
      </text:list>
      <text:p text:style-name="P9"/>
      <text:p text:style-name="P11">Axe logistique industrielle et portuaire</text:p>
      <text:list xml:id="list2076264043" text:continue-numbering="true" text:style-name="WW8Num1">
        <text:list-item>
          <text:p text:style-name="P2"><text:span text:style-name="T1">14h00 – 14h15 : </text:span><text:span text:style-name="T3">Intelligence du conteneur</text:span><text:span text:style-name="T1"> (Mohamed ITMI, LITIS)</text:span></text:p>
        </text:list-item>
        <text:list-item>
          <text:p text:style-name="P6">14h15 – 14h30 : Optimisation de Tournées des Véhicules (Minh Hoai LE, LMAH)</text:p>
        </text:list-item>
        <text:list-item>
          <text:p text:style-name="P6">14h30 – 14h45 : Optimisation des Systèmes Complexes en Transport-Logistique Industriel (Tao PHAM DINH, LMI)</text:p>
        </text:list-item>
      </text:list>
      <text:p text:style-name="P9"/>
      <text:p text:style-name="P11">Axe transport et aménagement</text:p>
      <text:list xml:id="list692100657" text:continue-numbering="true" text:style-name="WW8Num1">
        <text:list-item>
          <text:p text:style-name="P6">14h45 – 15h00 : La Réalité Virtuelle pour la logistique (Jean-Pierre PECUCHET, LITIS)</text:p>
        </text:list-item>
        <text:list-item>
          <text:p text:style-name="P6">15h00 – 15h15 : Transport, Sécurité et Logistique (Joseph MOUZNA, ESIGELEC)</text:p>
        </text:list-item>
        <text:list-item>
          <text:p text:style-name="P6">15h15 – 15h30 : GTRTCD (Habib ABDULRAB, LITIS)</text:p>
        </text:list-item>
        <text:list-item>
          <text:p text:style-name="P6">15h30 – 15h45 :MODCRETO (Modélisation Contrôle et Optimisation des Réseaux de Transport Routier) (Jaouad BOUKACHOUR, CERENE)</text:p>
        </text:list-item>
        <text:list-item>
          <text:p text:style-name="P2"><text:span text:style-name="T1">15h45 – 16h00 : Elaborer, manager et évaluer une stratégie de territoire</text:span><text:span text:style-name="T3"> (Alban BOURSIER, CIRTAI)</text:span></text:p>
        </text:list-item>
      </text:list>
      <text:p text:style-name="P9"/>
      <text:h text:style-name="P13" text:outline-level="1">Axe coordination et transfert</text:h>
      <text:list xml:id="list1245237554" text:continue-numbering="true" text:style-name="WW8Num1">
        <text:list-item>
          <text:p text:style-name="P6">16h00 – <text:s/>16h15 : Droit des transports et de la logistique (Ludovic COUTURIER et Isabelle BON-CARCIN, IDIT)</text:p>
        </text:list-item>
        <text:list-item>
          <text:p text:style-name="P6"><text:soft-page-break/>16h15 – 16h30 : MCTC - modélisation d’une chaîne de transport conteneurisé visant à évaluer de nouvelles organisations et technologies (Aurélien BERTELLE, CRITT)</text:p>
        </text:list-item>
      </text:list>
      <text:p text:style-name="P9"/>
      <text:list xml:id="list713990073" text:continue-numbering="true" text:style-name="WW8Num1">
        <text:list-item>
          <text:p text:style-name="P6">16h30 : Conclusion général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Nimbus Roman No9 L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635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635cm" fo:margin-right="0cm" fo:text-align="justify" style:justify-single-word="false" fo:text-indent="0cm" style:auto-text-indent="false" fo:keep-with-next="always"/>
      <style:text-properties fo:font-size="11pt" fo:font-style="italic" style:font-size-asian="11pt" style:font-style-asian="italic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Journée Grand Réseau de Recherche TL-TI</dc:title>
    <meta:initial-creator>Adnan YASSINE</meta:initial-creator>
    <meta:creation-date>2008-11-05T16:53:00</meta:creation-date>
    <dc:creator>yassine</dc:creator>
    <dc:date>2009-12-07T10:33:00</dc:date>
    <meta:editing-cycles>9</meta:editing-cycles>
    <meta:editing-duration>PT01H12M00S</meta:editing-duration>
    <meta:document-statistic meta:table-count="0" meta:image-count="0" meta:object-count="0" meta:page-count="2" meta:paragraph-count="30" meta:word-count="362" meta:character-count="2232"/>
    <meta:generator>OpenOffice.org/3.1$Linux OpenOffice.org_project/310m19$Build-9420</meta:generator>
    <meta:user-defined meta:name="Info 1"/>
    <meta:user-defined meta:name="Info 2"/>
    <meta:user-defined meta:name="Info 3"/>
    <meta:user-defined meta:name="Info 4"/>
  </office:meta>
</office:document-meta>
</file>